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019a"/>
    </style:style>
    <style:style style:name="P2" style:family="paragraph" style:parent-style-name="Standard">
      <style:text-properties officeooo:paragraph-rsid="000eafd4"/>
    </style:style>
    <style:style style:name="P3" style:family="paragraph" style:parent-style-name="Standard">
      <style:text-properties officeooo:paragraph-rsid="000f70ef"/>
    </style:style>
    <style:style style:name="T1" style:family="text">
      <style:text-properties officeooo:rsid="000e019a"/>
    </style:style>
    <style:style style:name="T2" style:family="text">
      <style:text-properties officeooo:rsid="000eafd4"/>
    </style:style>
    <style:style style:name="T3" style:family="text">
      <style:text-properties officeooo:rsid="000f7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kt Battleship Vision</text:span></text:p>
      <text:p text:style-name="P1"><text:span text:style-name="T1"/></text:p>
      <text:p text:style-name="P1"><text:span text:style-name="T1">Intorduction</text:span></text:p>
      <text:p text:style-name="P1"><text:span text:style-name="T1">-------------------</text:span></text:p>
      <text:p text:style-name="P1"><text:span text:style-name="T1">Im rahmen des Moduls "Projekt 1" wird das bekannte Spiel "Schiffeversenken (engl. Battleship)" implementiert.</text:span></text:p>
      <text:p text:style-name="P1"><text:span text:style-name="T1">Ein genauer Spielbeschrieb findet sich auf Wikipedia.(1)</text:span></text:p>
      <text:p text:style-name="P1"><text:span text:style-name="T1"></text:span></text:p>
      <text:p text:style-name="P1"><text:span text:style-name="T1">(1)http://de.wikipedia.org/wiki/Schiffe_versenken</text:span></text:p>
      <text:p text:style-name="P1"><text:span text:style-name="T1"></text:span></text:p>
      <text:p text:style-name="P1"><text:span text:style-name="T1"></text:span></text:p>
      <text:p text:style-name="P1"><text:span text:style-name="T1">Managament Summary</text:span></text:p>
      <text:p text:style-name="P1"><text:span text:style-name="T1">-------------------</text:span></text:p>
      <text:p text:style-name="P1"><text:span text:style-name="T1"></text:span></text:p>
      <text:p text:style-name="P1"><text:span text:style-name="T1">Das vorliegende Dokument beschreibt die Anforderungen an das "Battleship" Spiel und dient weiter zur grundlegenden Definition der Systemarchitektur und der verwendeten Systemmodelle.</text:span></text:p>
      <text:p text:style-name="P1"><text:span text:style-name="T1"></text:span></text:p>
      <text:p text:style-name="P1"><text:span text:style-name="T1">Das Projektteam besteht aus drei Personen, namentlich: Simon Krenger, Christian Meyer, Franziska Corradi.</text:span></text:p>
      <text:p text:style-name="P1"><text:span text:style-name="T1"></text:span></text:p>
      <text:p text:style-name="P1"><text:span text:style-name="T1">Das Projekt soll gemäss UML umgesetzt werden. </text:span></text:p>
      <text:p text:style-name="P1"><text:span text:style-name="T1"></text:span></text:p>
      <text:p text:style-name="P1"><text:span text:style-name="T1"></text:span></text:p>
      <text:p text:style-name="P1"><text:span text:style-name="T1"></text:span></text:p>
      <text:p text:style-name="P1"><text:span text:style-name="T1">Systemspezifikation / </text:span><text:span text:style-name="T3">Architektur</text:span></text:p>
      <text:p text:style-name="P1"><text:span text:style-name="T1">--------------------</text:span><text:span text:style-name="T3">---------------------</text:span></text:p>
      <text:p text:style-name="P1"><text:span text:style-name="T1"></text:span></text:p>
      <text:p text:style-name="P1"><text:span text:style-name="T1">Das Projekt besteht hauptsächchli aus drei Teilen. Graphische Darstellung, Spiellogik und Datenkommunikation.</text:span></text:p>
      <text:p text:style-name="P1"><text:span text:style-name="T1"></text:span></text:p>
      <text:p text:style-name="P1"><text:span text:style-name="T1">Als Programmiersprache kommt Java zum Einsatzt. Die Kommunikation soll direkt zwischen den Spielpartnern Stattfinden und daher ohne Server auskommen. </text:span></text:p>
      <text:p text:style-name="P1"><text:span text:style-name="T1"/></text:p>
      <text:p text:style-name="P3"><text:span text:style-name="T3">Der soll vorgängig bekannt sein und mittles vorhanden Informationen über das Netzwerk gefunden werden.</text:span></text:p>
      <text:p text:style-name="P1"><text:span text:style-name="T1"></text:span></text:p>
      <text:p text:style-name="P1"><text:span text:style-name="T1"/></text:p>
      <text:p text:style-name="P1"><text:span text:style-name="T1"></text:span></text:p>
      <text:p text:style-name="P1"><text:span text:style-name="T1">Requirements</text:span></text:p>
      <text:p text:style-name="P2"><text:span text:style-name="T1">--------------------</text:span></text:p>
      <text:p text:style-name="P2"><text:span text:style-name="T1"/></text:p>
      <text:p text:style-name="P1"><text:span text:style-name="T1">Non Funktional Requiremenst</text:span></text:p>
      <text:p text:style-name="P1"><text:span text:style-name="T1"></text:span></text:p>
      <text:p text:style-name="P1"><text:span text:style-name="T1">Portabilität</text:span></text:p>
      <text:p text:style-name="P2"><text:span text:style-name="T2">Das Spiel soll auf verschiedenen Betriebssystemen ausführbar sein.</text:span></text:p>
      <text:p text:style-name="P2"><text:span text:style-name="T2"/></text:p>
      <text:p text:style-name="P1"><text:span text:style-name="T1">Stabilität / Fehlertoleranz Netzwerk </text:span></text:p>
      <text:p text:style-name="P2"><text:span text:style-name="T2">Das Spiel soll auf fehler im Netzwerk möglichst tolerant reagieren, um den Spielverlauf nicht zu unterbrechen. </text:span></text:p>
      <text:p text:style-name="P2"><text:span text:style-name="T2">Spielfluss</text:span></text:p>
      <text:p text:style-name="P2"><text:span text:style-name="T2">Relevant ist nicht die Netzwerkverzögerung, sondern, die Reaktion auf die eingaben des “lokalen” Spielers</text:span></text:p>
      <text:p text:style-name="P2"><text:soft-page-break/><text:span text:style-name="T2"/></text:p>
      <text:p text:style-name="P1"><text:span text:style-name="T1">Graphisch ansprechende Darstellung</text:span></text:p>
      <text:p text:style-name="P1"><text:span text:style-name="T1"/></text:p>
      <text:p text:style-name="P2"><text:span text:style-name="T2">Das Spiel soll graphisch ansprechen dargestellt werden</text:span></text:p>
      <text:p text:style-name="P2"><text:span text:style-name="T2">Die Spielfelder müssen so dargestellt werden, dass sie Gut sichtbar sin, und die Treffer und Fehlschüsse visuell problmlos voneinander unterscheidbar sind. </text:span></text:p>
      <text:p text:style-name="P1"><text:span text:style-name="T1"></text:span></text:p>
      <text:p text:style-name="P1"><text:span text:style-name="T1"></text:span></text:p>
      <text:p text:style-name="P1"><text:span text:style-name="T1">Aufgabenstellung (gemäss liste)</text:span></text:p>
      <text:p text:style-name="P1"><text:span text:style-name="T1"></text:span></text:p>
      <text:p text:style-name="P1"><text:span text:style-name="T1"></text:span></text:p>
      <text:p text:style-name="P1"><text:span text:style-name="T1">Functional Requirements</text:span></text:p>
      <text:p text:style-name="P1"><text:span text:style-name="T1"></text:span></text:p>
      <text:p text:style-name="P1"><text:span text:style-name="T1">1. Darstellung Spielfelder</text:span></text:p>
      <text:p text:style-name="P1"><text:span text:style-name="T1"><text:s text:c="3"/>Es sollen zwei Quadratische Spielfelder (10x10) angezeigt werden. Das eigene und das gegnerische.</text:span></text:p>
      <text:p text:style-name="P1"><text:span text:style-name="T1"><text:tab/></text:span></text:p>
      <text:p text:style-name="P1"><text:span text:style-name="T1">2. Platzeren von Schiffen gemässe Vorgaben</text:span></text:p>
      <text:p text:style-name="P1"><text:span text:style-name="T1"><text:s text:c="3"/>Auf dem eigenen Spielfeld müssen die Vorgegebenen Schiffe platzert, verschoben und gedreht werden <text:tab/> <text:s text:c="4"/>können. Die Platzierung muss den Regeln entsprechen.</text:span></text:p>
      <text:p text:style-name="P1"><text:span text:style-name="T1"></text:span></text:p>
      <text:p text:style-name="P1"><text:span text:style-name="T1">3. Verbinden mit einem Gegenspieler</text:span></text:p>
      <text:p text:style-name="P1"><text:span text:style-name="T1"><text:s text:c="3"/>Ein Gegenspieler muss über das Netzwerk gefunden werden können. </text:span></text:p>
      <text:p text:style-name="P1"><text:span text:style-name="T1"></text:span></text:p>
      <text:p text:style-name="P1"><text:span text:style-name="T1">4. Durchführen des Spiles</text:span></text:p>
      <text:p text:style-name="P1"><text:span text:style-name="T1"><text:s text:c="3"/>Es soll möglich sein, via Eingabe einen schuss auf das gegnerische Spielfeld abzugeben. Es findet eine <text:s/>Rückmeldung statt, ob ein schiff getroffen oder gar verenkt wurde. Treffer und Fehlschüsse werden Visuell differenziert auf dem Gegnerischen Spieufeld Angezegt. Die Schussabgaben des Gegners werden auf dem Eigenen SPielfeld angezeigt. Wenn eine partei alle gegnerischen schiffe verenkt hat, wird eine nachricht über den Sieg/Verlust angezeigt und das spiel ist beendet.</text:span></text:p>
      <text:p text:style-name="P1"><text:span text:style-name="T1"><text:s text:c="2"/></text:span></text:p>
      <text:p text:style-name="P1"><text:span text:style-name="T1"></text:span></text:p>
      <text:p text:style-name="P1"><text:span text:style-name="T1">Additional Features</text:span></text:p>
      <text:p text:style-name="P1"><text:span text:style-name="T1">-------------------</text:span></text:p>
      <text:p text:style-name="P1"><text:span text:style-name="T1"></text:span></text:p>
      <text:p text:style-name="P1"><text:span text:style-name="T1"></text:span></text:p>
      <text:p text:style-name="P1"><text:span text:style-name="T1">1. Zusätzliche Anzeigefeautures</text:span></text:p>
      <text:p text:style-name="P1"><text:span text:style-name="T1"><text:s text:c="3"/>Eigenes und gegnerisches Schiffs Inventar</text:span></text:p>
      <text:p text:style-name="P1"><text:span text:style-name="T1"><text:s text:c="3"/>Graphische Hilfestellung für nicht belegbare Felder auf dem Gegnerischen Spielfeld</text:span></text:p>
      <text:p text:style-name="P1"><text:span text:style-name="T1"></text:span></text:p>
      <text:p text:style-name="P1"><text:span text:style-name="T1">2. Computer Gegner (AI)ge</text:span></text:p>
      <text:p text:style-name="P1"><text:span text:style-name="T1"><text:s text:c="3"/>Solle kein Menschlicher Spieler verffügbar sein, kann das Spiel gegen einen "Programmierten" programmierten Gegner gespielt werden. </text:span></text:p>
      <text:p text:style-name="P1"><text:span text:style-name="T1"><text:s text:c="3"/></text:span></text:p>
      <text:p text:style-name="P1"><text:span text:style-name="T1"></text:span></text:p>
      <text:p text:style-name="P1"><text:span text:style-name="T1">3. Auto- Search Gegner im eigenen Netz</text:span></text:p>
      <text:p text:style-name="P1"><text:span text:style-name="T1"><text:s text:c="3"/>Es soll eine Option zur verfügung gestellt werden, um im Eigenen Netzwerk nach verfügbaren <text:s/>gegnern zu <text:s text:c="2"/>suchen. </text:span></text:p>
      <text:p text:style-name="P1"><text:span text:style-name="T1"></text:span></text:p>
      <text:p text:style-name="P1"><text:span text:style-name="T1"></text:span></text:p>
      <text:p text:style-name="P1"><text:span text:style-name="T1"></text:span></text:p>
      <text:p text:style-name="P1"><text:span text:style-name="T1">Optional Feautures</text:span></text:p>
      <text:p text:style-name="P1"><text:soft-page-break/><text:span text:style-name="T1">---------------------</text:span></text:p>
      <text:p text:style-name="P1"><text:span text:style-name="T1">Features welche zu einem Späteren Zeitpunkt zusätzlich implementiert werden können.</text:span></text:p>
      <text:p text:style-name="P1"><text:span text:style-name="T1"></text:span></text:p>
      <text:p text:style-name="P2"><text:span text:style-name="T2">- Spielmodi (verschiedene Implementierungen von Regeln)</text:span></text:p>
      <text:p text:style-name="P1"><text:span text:style-name="T1">- Chat Funktion </text:span></text:p>
      <text:p text:style-name="P1"><text:span text:style-name="T1">- Visuelle Themas</text:span></text:p>
      <text:p text:style-name="P1"><text:span text:style-name="T1">- Spiechern es Spielsatatus</text:span></text:p>
      <text:p text:style-name="P1"><text:span text:style-name="T1">- High Score <text:s/>/ Hisotry </text:span></text:p>
      <text:p text:style-name="P1"><text:span text:style-name="T1">- Eigene Schiffskompositionen</text:span></text:p>
      <text:p text:style-name="P1"><text:span text:style-name="T1">- Speed Battleship (analog Speed chess)</text:span></text:p>
      <text:p text:style-name="P1"><text:span text:style-name="T1">- 3D Var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eenzi </meta:initial-creator>
    <meta:creation-date>2013-09-20T15:33:59</meta:creation-date>
    <dc:date>2013-09-20T15:51:52</dc:date>
    <dc:creator>fueenzi </dc:creator>
    <meta:editing-duration>PT14M31S</meta:editing-duration>
    <meta:editing-cycles>3</meta:editing-cycles>
    <meta:generator>LibreOffice/4.0.2.2$Linux_X86_64 LibreOffice_project/400m0$Build-2</meta:generator>
    <meta:document-statistic meta:table-count="0" meta:image-count="0" meta:object-count="0" meta:page-count="3" meta:paragraph-count="91" meta:word-count="445" meta:character-count="3645" meta:non-whitespace-character-count="3125"/>
  </office:meta>
</office:document-meta>
</file>